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cc33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2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2cm" svg:y1="0.8cm" svg:x2="0.7cm" svg:y2="1.9cm" draw:start-shape="id1" draw:start-glue-point="6" draw:end-shape="id2" draw:end-glue-point="4" svg:d="M1200 800c-334 0-500 366-500 1100" svg:viewBox="0 0 501 1101">
          <text:p/>
        </draw:connector>
        <draw:custom-shape draw:style-name="gr3" draw:text-style-name="P1" xml:id="id3" draw:id="id3" draw:layer="layout" svg:width="1.2cm" svg:height="1.2cm" svg:x="2.3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5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6cm" svg:y="2.191cm">
          <draw:text-box>
            <text:p text:style-name="P1"><text:span text:style-name="T1">2</text:span></text:p>
          </draw:text-box>
        </draw:frame>
        <draw:custom-shape draw:style-name="gr1" draw:text-style-name="P1" xml:id="id4" draw:id="id4" draw:layer="layout" svg:width="1.2cm" svg:height="1.2cm" svg:x="1.4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75cm" svg:y1="2.925cm" svg:x2="2cm" svg:y2="3.9cm" draw:start-shape="id3" draw:start-glue-point="7" draw:end-shape="id4" draw:end-glue-point="4" svg:d="M2475 2925c0 489-475 2-475 975" svg:viewBox="0 0 476 976">
          <text:p/>
        </draw:connector>
        <draw:frame draw:style-name="gr5" draw:text-style-name="P3" draw:layer="layout" svg:width="0.3cm" svg:height="0.692cm" svg:x="1.846cm" svg:y="4.162cm">
          <draw:text-box>
            <text:p text:style-name="P1"><text:span text:style-name="T1">4</text:span></text:p>
          </draw:text-box>
        </draw:frame>
        <draw:custom-shape draw:style-name="gr3" draw:text-style-name="P1" xml:id="id5" draw:id="id5" draw:layer="layout" svg:width="1.2cm" svg:height="1.2cm" svg:x="3.076cm" svg:y="3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1cm" svg:y="4.168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3.676cm" svg:y1="3.919cm" svg:x2="3.325cm" svg:y2="2.925cm" draw:start-shape="id5" draw:start-glue-point="4" draw:end-shape="id3" draw:end-glue-point="9" svg:d="M3676 3919c0-732-351-235-351-994" svg:viewBox="0 0 352 995">
          <text:p/>
        </draw:connector>
        <draw:frame draw:style-name="gr7" draw:text-style-name="P4" draw:layer="layout" svg:width="3.4cm" svg:height="1cm" svg:x="1.2cm" svg:y="5.1cm">
          <draw:text-box>
            <text:p><text:span text:style-name="T2">r</text:span><text:span text:style-name="T3"> = (2,3)</text:span></text:p>
          </draw:text-box>
        </draw:frame>
        <draw:custom-shape draw:style-name="gr8" draw:text-style-name="P1" xml:id="id6" draw:id="id6" draw:layer="layout" svg:width="1.2cm" svg:height="1.2cm" svg:x="6.388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388cm" svg:y1="0.788cm" svg:x2="5.888cm" svg:y2="1.888cm" draw:start-shape="id6" draw:start-glue-point="6" draw:end-shape="id7" draw:end-glue-point="4" svg:d="M6388 788c-334 0-500 366-500 1100" svg:viewBox="0 0 501 1101">
          <text:p/>
        </draw:connector>
        <draw:custom-shape draw:style-name="gr9" draw:text-style-name="P1" xml:id="id8" draw:id="id8" draw:layer="layout" svg:width="1.2cm" svg:height="1.2cm" svg:x="7.488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753cm" svg:y="0.447cm">
          <draw:text-box>
            <text:p text:style-name="P1"><text:span text:style-name="T1">1</text:span></text:p>
          </draw:text-box>
        </draw:frame>
        <draw:custom-shape draw:style-name="gr8" draw:text-style-name="P1" xml:id="id7" draw:id="id7" draw:layer="layout" svg:width="1.2cm" svg:height="1.2cm" svg:x="5.288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5.639cm" svg:y="2.152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7.848cm" svg:y="2.179cm">
          <draw:text-box>
            <text:p text:style-name="P1"><text:span text:style-name="T1">2</text:span></text:p>
          </draw:text-box>
        </draw:frame>
        <draw:custom-shape draw:style-name="gr8" draw:text-style-name="P1" xml:id="id9" draw:id="id9" draw:layer="layout" svg:width="1.2cm" svg:height="1.2cm" svg:x="6.588cm" svg:y="3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7.663cm" svg:y1="2.913cm" svg:x2="7.188cm" svg:y2="3.888cm" draw:start-shape="id8" draw:start-glue-point="7" draw:end-shape="id9" draw:end-glue-point="4" svg:d="M7663 2913c0 489-475 2-475 975" svg:viewBox="0 0 476 976">
          <text:p/>
        </draw:connector>
        <draw:frame draw:style-name="gr5" draw:text-style-name="P3" draw:layer="layout" svg:width="0.3cm" svg:height="0.692cm" svg:x="7.034cm" svg:y="4.15cm">
          <draw:text-box>
            <text:p text:style-name="P1"><text:span text:style-name="T1">4</text:span></text:p>
          </draw:text-box>
        </draw:frame>
        <draw:custom-shape draw:style-name="gr9" draw:text-style-name="P1" xml:id="id10" draw:id="id10" draw:layer="layout" svg:width="1.2cm" svg:height="1.2cm" svg:x="8.264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729cm" svg:y="4.15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8.864cm" svg:y1="3.907cm" svg:x2="8.513cm" svg:y2="2.913cm" draw:start-shape="id10" draw:start-glue-point="4" draw:end-shape="id8" draw:end-glue-point="9" svg:d="M8864 3907c0-732-351-235-351-994" svg:viewBox="0 0 352 995">
          <text:p/>
        </draw:connector>
        <draw:frame draw:style-name="gr7" draw:text-style-name="P4" draw:layer="layout" svg:width="3.4cm" svg:height="1cm" svg:x="6.388cm" svg:y="5.088cm">
          <draw:text-box>
            <text:p><text:span text:style-name="T2">r</text:span><text:span text:style-name="T3"> = (2,5)</text:span></text:p>
          </draw:text-box>
        </draw:frame>
        <draw:connector draw:style-name="gr6" draw:text-style-name="P2" draw:layer="layout" draw:type="curve" svg:x1="9.289cm" svg:y1="4.932cm" svg:x2="8.513cm" svg:y2="2.063cm" draw:start-shape="id10" draw:start-glue-point="9" draw:end-shape="id8" draw:end-glue-point="11" svg:d="M9289 4932c1051 0 1439-2869-776-2869" svg:viewBox="0 0 1618 2870">
          <text:p/>
        </draw:connector>
        <draw:custom-shape draw:style-name="gr8" draw:text-style-name="P1" xml:id="id11" draw:id="id11" draw:layer="layout" svg:width="1.2cm" svg:height="1.2cm" svg:x="1.188cm" svg:y="7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188cm" svg:y1="7.788cm" svg:x2="0.688cm" svg:y2="8.888cm" draw:start-shape="id11" draw:start-glue-point="6" draw:end-shape="id12" draw:end-glue-point="4" svg:d="M1188 7788c-334 0-500 366-500 1100" svg:viewBox="0 0 501 1101">
          <text:p/>
        </draw:connector>
        <draw:custom-shape draw:style-name="gr9" draw:text-style-name="P1" xml:id="id13" draw:id="id13" draw:layer="layout" svg:width="1.2cm" svg:height="1.2cm" svg:x="2.288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388cm" svg:y1="7.788cm" svg:x2="2.888cm" svg:y2="8.888cm" draw:start-shape="id11" draw:start-glue-point="10" draw:end-shape="id13" draw:end-glue-point="4" svg:d="M2388 7788c334 0 500 366 500 1100" svg:viewBox="0 0 501 1101">
          <text:p/>
        </draw:connector>
        <draw:frame draw:style-name="gr4" draw:text-style-name="P3" draw:layer="layout" svg:width="0.4cm" svg:height="0.862cm" svg:x="1.553cm" svg:y="7.447cm">
          <draw:text-box>
            <text:p text:style-name="P1"><text:span text:style-name="T1">1</text:span></text:p>
          </draw:text-box>
        </draw:frame>
        <draw:custom-shape draw:style-name="gr8" draw:text-style-name="P1" xml:id="id12" draw:id="id12" draw:layer="layout" svg:width="1.2cm" svg:height="1.2cm" svg:x="0.088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39cm" svg:y="9.152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48cm" svg:y="9.179cm">
          <draw:text-box>
            <text:p text:style-name="P1"><text:span text:style-name="T1">2</text:span></text:p>
          </draw:text-box>
        </draw:frame>
        <draw:custom-shape draw:style-name="gr8" draw:text-style-name="P1" xml:id="id14" draw:id="id14" draw:layer="layout" svg:width="1.2cm" svg:height="1.2cm" svg:x="1.388cm" svg:y="10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63cm" svg:y1="9.913cm" svg:x2="1.988cm" svg:y2="10.888cm" draw:start-shape="id13" draw:start-glue-point="7" draw:end-shape="id14" draw:end-glue-point="4" svg:d="M2463 9913c0 489-475 2-475 975" svg:viewBox="0 0 476 976">
          <text:p/>
        </draw:connector>
        <draw:frame draw:style-name="gr5" draw:text-style-name="P3" draw:layer="layout" svg:width="0.3cm" svg:height="0.692cm" svg:x="1.834cm" svg:y="11.15cm">
          <draw:text-box>
            <text:p text:style-name="P1"><text:span text:style-name="T1">4</text:span></text:p>
          </draw:text-box>
        </draw:frame>
        <draw:custom-shape draw:style-name="gr9" draw:text-style-name="P1" xml:id="id20" draw:id="id20" draw:layer="layout" svg:width="1.2cm" svg:height="1.2cm" svg:x="3.064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29cm" svg:y="11.156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1.188cm" svg:y="12.088cm">
          <draw:text-box>
            <text:p><text:span text:style-name="T2">r = </text:span><text:span text:style-name="T3">(5,1)</text:span></text:p>
          </draw:text-box>
        </draw:frame>
        <draw:custom-shape draw:style-name="gr8" draw:text-style-name="P1" xml:id="id15" draw:id="id15" draw:layer="layout" svg:width="1.2cm" svg:height="1.2cm" svg:x="6.376cm" svg:y="7.1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376cm" svg:y1="7.776cm" svg:x2="5.876cm" svg:y2="8.876cm" draw:start-shape="id15" draw:start-glue-point="6" draw:end-shape="id16" draw:end-glue-point="4" svg:d="M6376 7776c-334 0-500 366-500 1100" svg:viewBox="0 0 501 1101">
          <text:p/>
        </draw:connector>
        <draw:custom-shape draw:style-name="gr9" draw:text-style-name="P1" xml:id="id17" draw:id="id17" draw:layer="layout" svg:width="1.2cm" svg:height="1.2cm" svg:x="7.476cm" svg:y="8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741cm" svg:y="7.435cm">
          <draw:text-box>
            <text:p text:style-name="P1"><text:span text:style-name="T1">1</text:span></text:p>
          </draw:text-box>
        </draw:frame>
        <draw:custom-shape draw:style-name="gr8" draw:text-style-name="P1" xml:id="id16" draw:id="id16" draw:layer="layout" svg:width="1.2cm" svg:height="1.2cm" svg:x="5.276cm" svg:y="8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5.627cm" svg:y="9.1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7.836cm" svg:y="9.167cm">
          <draw:text-box>
            <text:p text:style-name="P1"><text:span text:style-name="T1">2</text:span></text:p>
          </draw:text-box>
        </draw:frame>
        <draw:custom-shape draw:style-name="gr8" draw:text-style-name="P1" xml:id="id18" draw:id="id18" draw:layer="layout" svg:width="1.2cm" svg:height="1.2cm" svg:x="6.576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7.651cm" svg:y1="9.901cm" svg:x2="7.176cm" svg:y2="10.876cm" draw:start-shape="id17" draw:start-glue-point="7" draw:end-shape="id18" draw:end-glue-point="4" svg:d="M7651 9901c0 489-475 2-475 975" svg:viewBox="0 0 476 976">
          <text:p/>
        </draw:connector>
        <draw:frame draw:style-name="gr5" draw:text-style-name="P3" draw:layer="layout" svg:width="0.3cm" svg:height="0.692cm" svg:x="7.022cm" svg:y="11.138cm">
          <draw:text-box>
            <text:p text:style-name="P1"><text:span text:style-name="T1">4</text:span></text:p>
          </draw:text-box>
        </draw:frame>
        <draw:custom-shape draw:style-name="gr9" draw:text-style-name="P1" xml:id="id19" draw:id="id19" draw:layer="layout" svg:width="1.2cm" svg:height="1.2cm" svg:x="8.252cm" svg:y="1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717cm" svg:y="11.14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8.852cm" svg:y1="10.895cm" svg:x2="8.501cm" svg:y2="9.901cm" draw:start-shape="id19" draw:start-glue-point="4" draw:end-shape="id17" draw:end-glue-point="9" svg:d="M8852 10895c0-732-351-235-351-994" svg:viewBox="0 0 352 995">
          <text:p/>
        </draw:connector>
        <draw:frame draw:style-name="gr7" draw:text-style-name="P4" draw:layer="layout" svg:width="3.4cm" svg:height="1cm" svg:x="6.376cm" svg:y="12.076cm">
          <draw:text-box>
            <text:p><text:span text:style-name="T2">r</text:span><text:span text:style-name="T3"> = (2,2)</text:span></text:p>
          </draw:text-box>
        </draw:frame>
        <draw:connector draw:style-name="gr6" draw:text-style-name="P2" draw:layer="layout" draw:type="curve" draw:line-skew="-0.269cm -2.326cm" svg:x1="2.9cm" svg:y1="1.9cm" svg:x2="0.7cm" svg:y2="3.1cm" draw:start-shape="id3" draw:start-glue-point="4" draw:end-shape="id2" draw:end-glue-point="8" svg:d="M2900 1900c0-441-1200-294-1200 716s-1000 1273-1000 484" svg:viewBox="0 0 2201 1897">
          <text:p/>
        </draw:connector>
        <draw:connector draw:style-name="gr6" draw:text-style-name="P2" draw:layer="layout" draw:type="curve" svg:x1="4.089cm" svg:y1="11.082cm" svg:x2="2.213cm" svg:y2="7.363cm" draw:start-shape="id20" draw:start-glue-point="11" draw:end-shape="id11" draw:end-glue-point="11" svg:d="M4089 11082c0-2480-625-3719-1876-3719" svg:viewBox="0 0 1877 3720">
          <text:p/>
        </draw:connector>
        <draw:connector draw:style-name="gr6" draw:text-style-name="P2" draw:layer="layout" draw:type="curve" draw:line-skew="0.092cm" svg:x1="8.676cm" svg:y1="9.476cm" svg:x2="8.501cm" svg:y2="9.051cm" draw:start-shape="id17" draw:start-glue-point="10" draw:end-shape="id17" draw:end-glue-point="11" svg:d="M8676 9476c928 0 1016-425-175-425" svg:viewBox="0 0 883 426">
          <text:p/>
        </draw:connector>
        <draw:frame draw:style-name="gr10" draw:text-style-name="P5" draw:layer="layout" svg:width="1.213cm" svg:height="1.195cm" svg:x="3.6cm" svg:y="5.1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8.78cm" svg:y="5.08cm">
          <draw:text-box>
            <text:p><text:span text:style-name="T5">✗</text:span></text:p>
          </draw:text-box>
        </draw:frame>
        <draw:frame draw:style-name="gr10" draw:text-style-name="P5" draw:layer="layout" svg:width="1.213cm" svg:height="1.195cm" svg:x="3.501cm" svg:y="12.08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8.681cm" svg:y="12.06cm">
          <draw:text-box>
            <text:p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29:41.668760720</dc:date>
    <meta:editing-duration>PT15H2M22S</meta:editing-duration>
    <meta:editing-cycles>31</meta:editing-cycles>
    <meta:generator>LibreOffice/6.0.7.3$Linux_X86_64 LibreOffice_project/00m0$Build-3</meta:generator>
    <meta:document-statistic meta:object-count="64"/>
  </office:meta>
</office:document-meta>
</file>